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6.3757in" table:align="left"/>
    </style:style>
    <style:style style:name="Table2.A" style:family="table-column">
      <style:table-column-properties style:column-width="2.7514in"/>
    </style:style>
    <style:style style:name="Table2.B" style:family="table-column">
      <style:table-column-properties style:column-width="1.3097in"/>
    </style:style>
    <style:style style:name="Table2.C" style:family="table-column">
      <style:table-column-properties style:column-width="1.1903in"/>
    </style:style>
    <style:style style:name="Table2.D" style:family="table-column">
      <style:table-column-properties style:column-width="1.124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3cb64" officeooo:paragraph-rsid="0013cb64"/>
    </style:style>
    <style:style style:name="P2" style:family="paragraph" style:parent-style-name="Standard">
      <style:text-properties officeooo:rsid="0013cb64" officeooo:paragraph-rsid="00155ddd"/>
    </style:style>
    <style:style style:name="P3" style:family="paragraph" style:parent-style-name="Standard">
      <style:text-properties fo:font-size="18pt" officeooo:rsid="0013cb64" officeooo:paragraph-rsid="0013cb64" style:font-size-asian="18pt" style:font-size-complex="18pt"/>
    </style:style>
    <style:style style:name="P4" style:family="paragraph" style:parent-style-name="Standard">
      <style:text-properties fo:font-size="14pt" fo:font-weight="bold" officeooo:rsid="0013cb64" officeooo:paragraph-rsid="0013cb64" style:font-size-asian="14pt" style:font-weight-asian="bold" style:font-size-complex="14pt" style:font-weight-complex="bold"/>
    </style:style>
    <style:style style:name="P5" style:family="paragraph" style:parent-style-name="Table_20_Contents">
      <style:text-properties officeooo:rsid="00145a3f" officeooo:paragraph-rsid="00155ddd"/>
    </style:style>
    <style:style style:name="P6" style:family="paragraph" style:parent-style-name="Table_20_Contents">
      <style:text-properties fo:font-weight="bold" officeooo:rsid="00145a3f" officeooo:paragraph-rsid="00155ddd" style:font-weight-asian="bold" style:font-weight-complex="bold"/>
    </style:style>
    <style:style style:name="P7" style:family="paragraph" style:parent-style-name="Table_20_Contents">
      <style:text-properties fo:font-weight="bold" officeooo:rsid="00155ddd" officeooo:paragraph-rsid="00155ddd" style:font-weight-asian="bold" style:font-weight-complex="bold"/>
    </style:style>
    <style:style style:name="P8" style:family="paragraph" style:parent-style-name="Table_20_Contents">
      <loext:graphic-properties draw:fill="solid" draw:fill-color="#009900" draw:opacity="100%"/>
      <style:paragraph-properties fo:background-color="#009900"/>
      <style:text-properties officeooo:paragraph-rsid="00155ddd"/>
    </style:style>
    <style:style style:name="P9" style:family="paragraph" style:parent-style-name="Table_20_Contents">
      <loext:graphic-properties draw:fill="solid" draw:fill-color="#cc0000" draw:opacity="100%"/>
      <style:paragraph-properties fo:background-color="#cc0000"/>
      <style:text-properties officeooo:paragraph-rsid="00155ddd"/>
    </style:style>
    <style:style style:name="P10" style:family="paragraph" style:parent-style-name="Table_20_Contents">
      <style:text-properties officeooo:rsid="00155ddd" officeooo:paragraph-rsid="00155ddd"/>
    </style:style>
    <style:style style:name="P11" style:family="paragraph" style:parent-style-name="Standard">
      <style:text-properties officeooo:rsid="0013cb64" officeooo:paragraph-rsid="00184103"/>
    </style:style>
    <style:style style:name="P12" style:family="paragraph" style:parent-style-name="Standard">
      <style:text-properties officeooo:rsid="0013cb64" officeooo:paragraph-rsid="00191089"/>
    </style:style>
    <style:style style:name="P13" style:family="paragraph" style:parent-style-name="Standard">
      <style:text-properties officeooo:rsid="00184103" officeooo:paragraph-rsid="00184103"/>
    </style:style>
    <style:style style:name="P14" style:family="paragraph" style:parent-style-name="Table_20_Contents">
      <style:text-properties fo:font-weight="bold" officeooo:rsid="00184103" officeooo:paragraph-rsid="00184103" style:font-weight-asian="bold" style:font-weight-complex="bold"/>
    </style:style>
    <style:style style:name="P15" style:family="paragraph" style:parent-style-name="Table_20_Contents">
      <loext:graphic-properties draw:fill="solid" draw:fill-color="#cc0000" draw:opacity="100%"/>
      <style:paragraph-properties fo:background-color="#cc0000"/>
      <style:text-properties officeooo:paragraph-rsid="00155ddd"/>
    </style:style>
    <style:style style:name="P16" style:family="paragraph" style:parent-style-name="Table_20_Contents">
      <loext:graphic-properties draw:fill="solid" draw:fill-color="#009900" draw:opacity="100%"/>
      <style:paragraph-properties fo:background-color="#009900"/>
      <style:text-properties officeooo:paragraph-rsid="00155ddd"/>
    </style:style>
    <style:style style:name="P17" style:family="paragraph" style:parent-style-name="Table_20_Contents">
      <style:text-properties officeooo:rsid="00185369" officeooo:paragraph-rsid="00185369"/>
    </style:style>
    <style:style style:name="T1" style:family="text">
      <style:text-properties officeooo:rsid="00155ddd"/>
    </style:style>
    <style:style style:name="T2" style:family="text">
      <style:text-properties officeooo:rsid="00174481"/>
    </style:style>
    <style:style style:name="T3" style:family="text">
      <style:text-properties officeooo:rsid="00184103"/>
    </style:style>
    <style:style style:name="T4" style:family="text">
      <style:text-properties officeooo:rsid="00185369"/>
    </style:style>
    <style:style style:name="T5" style:family="text">
      <style:text-properties officeooo:rsid="00191089"/>
    </style:style>
    <style:style style:name="T6" style:family="text">
      <style:text-properties officeooo:rsid="001af99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aboratorio di Applicazioni Software e Sicurezza Informatica</text:p>
      <text:p text:style-name="P4"/>
      <text:p text:style-name="P4">Proposta di progetto</text:p>
      <text:p text:style-name="P1"/>
      <text:p text:style-name="P2">L’ applicazione permette di interconnettere videogiocatori di diverse piattaforme in base a: </text:p>
      <text:p text:style-name="P2"><text:tab/>- parametri specific<text:span text:style-name="T1">ati</text:span> (giochi posseduti, regione, ecc…)</text:p>
      <text:p text:style-name="P2"><text:tab/>- ruolo </text:p>
      <text:p text:style-name="P2"><text:tab/>- scelte effettua<text:span text:style-name="T1">te</text:span></text:p>
      <text:p text:style-name="P11">Pertanto verrà gestita la loro autenticazione <text:span text:style-name="T2">locale/</text:span>oauth, <text:span text:style-name="T1">richiesti e </text:span>memorizzati parametri relativi al loro stile di gioco, alla regione di appartenenza (con probabile utilizzo di api esterne), storico delle loro sessioni e statistiche. </text:p>
      <text:p text:style-name="P11"><text:span text:style-name="T1">Le funzionalità dell’app dipenderanno fortemente dal ruolo al quale l’ utente appartiene, principalmente viene garantita la possibilità di trovare altri giocatori per il gioco medesimo, entrando in appositi gruppi.</text:span> </text:p>
      <text:p text:style-name="P13">Un “gruppo” è un insieme illimitato di utenti, finalizzato all’ accesso alla medesima sessione di gioco.</text:p>
      <text:p text:style-name="P11"><text:span text:style-name="T3">Un “team” è un insieme ristretto di utenti, che partecipa a sfide con altri team ed è gestito da uno e un solo “Leader”.</text:span></text:p>
      <text:p text:style-name="P13">I “tornei” offline <text:span text:style-name="T4">sono </text:span>creati per sessioni di gioco in “locale”, <text:span text:style-name="T4">l’ unica necessità è che l’ organizzatore del torneo sia un utente dell’ applicazione che dovrà amministrarlo autonomamente.</text:span></text:p>
      <text:p text:style-name="P12"/>
      <text:p text:style-name="P1">Sono previsti tre ruoli nell’ applicazione: “<text:span text:style-name="T2">C</text:span>asual gamer”, “<text:span text:style-name="T3">Pro gamer </text:span>”, “<text:span text:style-name="T2">Leader</text:span>”; ad ognuno di essi corrispondono diversi permessi e servizi offerti:</text:p>
      <text:p text:style-name="P1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6">Casual g<text:span text:style-name="T3">amer</text:span></text:p>
          </table:table-cell>
          <table:table-cell table:style-name="Table2.A1" office:value-type="string">
            <text:p text:style-name="P14">Pro gamer</text:p>
          </table:table-cell>
          <table:table-cell table:style-name="Table2.D1" office:value-type="string">
            <text:p text:style-name="P7">Leader</text:p>
          </table:table-cell>
        </table:table-row>
        <table:table-row>
          <table:table-cell table:style-name="Table2.A2" office:value-type="string">
            <text:p text:style-name="P5">Ricerca di “<text:span text:style-name="T3">gruppo</text:span>/team” in cui entrare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5">Creazione di “<text:span text:style-name="T2">gruppo</text:span>” 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10">Creazione di “team” <text:span text:style-name="T2">(selettivo)</text:span>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D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5">Creazione di tornei offline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5">Creazione di <text:span text:style-name="T4">sfide ad altri team</text:span>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D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17">Accettazione/rifiuto di sfide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D2" office:value-type="string">
            <text:p text:style-name="P8"/>
          </table:table-cell>
        </table:table-row>
      </table:table>
      <text:p text:style-name="P2"/>
      <text:p text:style-name="P1"/>
      <text:p text:style-name="P1"/>
      <text:p text:style-name="P1"/>
      <text:p text:style-name="Text_20_body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6T18:45:51.193199951</meta:creation-date>
    <dc:date>2018-05-31T13:10:28.464528005</dc:date>
    <meta:editing-duration>PT30M7S</meta:editing-duration>
    <meta:editing-cycles>4</meta:editing-cycles>
    <meta:generator>LibreOffice/5.1.6.2$Linux_X86_64 LibreOffice_project/10m0$Build-2</meta:generator>
    <meta:document-statistic meta:table-count="1" meta:image-count="0" meta:object-count="0" meta:page-count="1" meta:paragraph-count="21" meta:word-count="218" meta:character-count="1487" meta:non-whitespace-character-count="1282"/>
  </office:meta>
</office:document-meta>
</file>